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ObjectReplacements/" manifest:media-type=""/>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Arial" svg:font-family="Arial"/>
    <style:font-face style:name="Arial Black" svg:font-family="'Arial Black'"/>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cm" table:align="left" style:may-break-between-rows="true"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ela1.C1" style:family="table-cell">
      <style:table-cell-properties fo:background-color="#ffffff" fo:padding-left="0.191cm" fo:padding-right="0.191cm" fo:padding-top="0cm" fo:padding-bottom="0cm" fo:border="0.018cm solid #000000" fo:vertical-align="top">
        <style:background-image/>
      </style:table-cell-properties>
    </style:style>
    <style:style style:name="Tabela1.A5" style:family="table-cell">
      <style:table-cell-properties fo:background-color="#ffffff" fo:padding-left="0.191cm" fo:padding-right="0.191cm" fo:padding-top="0cm" fo:padding-bottom="0cm" fo:border-left="0.018cm solid #000000" fo:border-right="0.002cm solid #000000" fo:border-top="none" fo:border-bottom="0.018cm solid #000000" fo:vertical-align="top">
        <style:background-image/>
      </style:table-cell-properties>
    </style:style>
    <style:style style:name="Tabela1.C5" style:family="table-cell" style:data-style-name="N37">
      <style:table-cell-properties fo:background-color="#ffffff" fo:padding-left="0.191cm" fo:padding-right="0.191cm" fo:padding-top="0cm" fo:padding-bottom="0cm" fo:border-left="0.018cm solid #000000" fo:border-right="0.018cm solid #000000" fo:border-top="none" fo:border-bottom="0.018cm solid #000000" fo:vertical-align="top">
        <style:background-image/>
      </style:table-cell-properties>
    </style:style>
    <style:style style:name="Tabela1.C6" style:family="table-cell">
      <style:table-cell-properties fo:background-color="#ffffff" fo:padding-left="0.191cm" fo:padding-right="0.191cm" fo:padding-top="0cm" fo:padding-bottom="0cm" fo:border-left="0.018cm solid #000000" fo:border-right="0.018cm solid #000000" fo:border-top="none" fo:border-bottom="0.018cm solid #000000" fo:vertical-align="top">
        <style:background-image/>
      </style:table-cell-properties>
    </style:style>
    <style:style style:name="Tabela2" style:family="table">
      <style:table-properties style:width="15.85cm" fo:margin-left="0cm" table:align="left" style:may-break-between-rows="true" style:writing-mode="lr-tb"/>
    </style:style>
    <style:style style:name="Tabela2.A" style:family="table-column">
      <style:table-column-properties style:column-width="7.913cm"/>
    </style:style>
    <style:style style:name="Tabela2.B" style:family="table-column">
      <style:table-column-properties style:column-width="7.938cm"/>
    </style:style>
    <style:style style:name="Tabela2.A1" style:family="table-cell">
      <style:table-cell-properties fo:background-color="#e6e6e6"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2.B1" style:family="table-cell">
      <style:table-cell-properties fo:background-color="#e6e6e6" fo:padding-left="0.123cm" fo:padding-right="0.123cm" fo:padding-top="0cm" fo:padding-bottom="0cm" fo:border="0.018cm solid #000000" fo:vertical-align="top">
        <style:background-image/>
      </style:table-cell-properties>
    </style:style>
    <style:style style:name="Tabela2.A2"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2.B2" style:family="table-cell">
      <style:table-cell-properties fo:background-color="#ffffff" fo:padding-left="0.123cm" fo:padding-right="0.123cm" fo:padding-top="0cm" fo:padding-bottom="0cm" fo:border="0.018cm solid #000000" fo:vertical-align="top">
        <style:background-image/>
      </style:table-cell-properties>
    </style:style>
    <style:style style:name="Tabela3" style:family="table">
      <style:table-properties style:width="15.628cm" fo:margin-left="0cm" table:align="left" style:may-break-between-rows="true"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3.B1" style:family="table-cell">
      <style:table-cell-properties fo:background-color="#ffffff" fo:padding-left="0.123cm" fo:padding-right="0.123cm" fo:padding-top="0cm" fo:padding-bottom="0cm" fo:border="0.018cm solid #000000" fo:vertical-align="top">
        <style:background-image/>
      </style:table-cell-properties>
    </style:style>
    <style:style style:name="Tabela4" style:family="table">
      <style:table-properties style:width="15.628cm" fo:margin-left="0cm" table:align="left" style:may-break-between-rows="true"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4.B1" style:family="table-cell">
      <style:table-cell-properties fo:background-color="#ffffff" fo:padding-left="0.123cm" fo:padding-right="0.123cm" fo:padding-top="0cm" fo:padding-bottom="0cm" fo:border="0.018cm solid #000000" fo:vertical-align="top">
        <style:background-image/>
      </style:table-cell-properties>
    </style:style>
    <style:style style:name="Tabela5" style:family="table">
      <style:table-properties style:width="15.628cm" fo:margin-left="0cm" table:align="left" style:may-break-between-rows="true" style:writing-mode="lr-tb"/>
    </style:style>
    <style:style style:name="Tabela5.A" style:family="table-column">
      <style:table-column-properties style:column-width="2.99cm"/>
    </style:style>
    <style:style style:name="Tabela5.B" style:family="table-column">
      <style:table-column-properties style:column-width="12.638cm"/>
    </style:style>
    <style:style style:name="Tabela5.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5.B1" style:family="table-cell">
      <style:table-cell-properties fo:background-color="#ffffff" fo:padding-left="0.123cm" fo:padding-right="0.123cm" fo:padding-top="0cm" fo:padding-bottom="0cm" fo:border="0.018cm solid #000000" fo:vertical-align="top">
        <style:background-image/>
      </style:table-cell-properties>
    </style:style>
    <style:style style:name="Tabela6" style:family="table">
      <style:table-properties style:width="15.628cm" fo:margin-left="0cm" table:align="left" style:may-break-between-rows="true"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6.B1" style:family="table-cell">
      <style:table-cell-properties fo:background-color="#ffffff" fo:padding-left="0.123cm" fo:padding-right="0.123cm" fo:padding-top="0cm" fo:padding-bottom="0cm" fo:border="0.018cm solid #000000" fo:vertical-align="top">
        <style:background-image/>
      </style:table-cell-properties>
    </style:style>
    <style:style style:name="P1" style:family="paragraph" style:parent-style-name="Standard">
      <style:paragraph-properties fo:margin-top="0.106cm" fo:margin-bottom="0.106cm" fo:line-height="100%" fo:text-align="center" style:justify-single-word="false"/>
    </style:style>
    <style:style style:name="P2" style:family="paragraph" style:parent-style-name="Standard">
      <style:paragraph-properties fo:margin-top="0.106cm" fo:margin-bottom="0.106cm"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margin-top="0.106cm" fo:margin-bottom="0.106cm"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106cm" fo:margin-bottom="0.106cm" fo:line-height="100%" fo:text-align="center" style:justify-single-word="false"/>
      <style:text-properties style:use-window-font-color="true" style:font-name="Arial" fo:font-size="18pt" fo:font-weight="bold" fo:background-color="transparent" style:font-name-asian="Arial" style:font-name-complex="Arial"/>
    </style:style>
    <style:style style:name="P5" style:family="paragraph" style:parent-style-name="Standard">
      <style:paragraph-properties fo:margin-top="0.106cm" fo:margin-bottom="0.106cm" fo:line-height="100%" fo:text-align="center" style:justify-single-word="false"/>
      <style:text-properties style:use-window-font-color="true" style:font-name="Arial" fo:font-size="11pt" fo:font-weight="bold" fo:background-color="transparent" style:font-name-asian="Arial" style:font-name-complex="Arial"/>
    </style:style>
    <style:style style:name="P6" style:family="paragraph" style:parent-style-name="Standard">
      <style:paragraph-properties fo:margin-top="0.106cm" fo:margin-bottom="0.106cm" fo:line-height="100%" fo:text-align="start" style:justify-single-word="false"/>
      <style:text-properties style:use-window-font-color="true" style:font-name="Arial" fo:font-size="11pt" fo:font-weight="bold" fo:background-color="transparent" style:font-name-asian="Arial" style:font-name-complex="Arial"/>
    </style:style>
    <style:style style:name="P7" style:family="paragraph" style:parent-style-name="Standard">
      <style:paragraph-properties fo:margin-top="0.106cm" fo:margin-bottom="0.106cm" fo:line-height="100%" fo:text-align="justify" style:justify-single-word="false"/>
      <style:text-properties fo:color="#ff0000" style:font-name="Arial" fo:font-size="11pt" fo:font-style="italic" fo:font-weight="normal" fo:background-color="transparent" style:font-name-asian="Arial" style:font-name-complex="Arial"/>
    </style:style>
    <style:style style:name="P8" style:family="paragraph" style:parent-style-name="Standard">
      <style:paragraph-properties fo:margin-top="0.106cm" fo:margin-bottom="0.106cm" fo:line-height="100%" fo:text-align="justify" style:justify-single-word="false"/>
      <style:text-properties fo:color="#ff0000" style:font-name="Arial" fo:font-size="11pt" fo:font-weight="normal" fo:background-color="transparent" style:font-name-asian="Arial" style:font-name-complex="Arial"/>
    </style:style>
    <style:style style:name="P9" style:family="paragraph" style:parent-style-name="Standard">
      <style:paragraph-properties fo:margin-top="0.106cm" fo:margin-bottom="0.106cm" fo:line-height="100%" fo:text-align="justify" style:justify-single-word="false"/>
      <style:text-properties fo:color="#0000ff" style:font-name="Arial" fo:font-size="11pt" fo:font-style="italic" fo:font-weight="normal" fo:background-color="transparent" style:font-name-asian="Arial" style:font-name-complex="Arial"/>
    </style:style>
    <style:style style:name="P10" style:family="paragraph" style:parent-style-name="Standard">
      <style:paragraph-properties fo:margin-top="0.106cm" fo:margin-bottom="0.106cm" fo:line-height="100%" fo:text-align="start" style:justify-single-word="false"/>
      <style:text-properties fo:color="#0000ff" style:font-name="Arial" fo:font-size="11pt" fo:font-style="italic" fo:font-weight="normal" fo:background-color="transparent" style:font-name-asian="Arial" style:font-name-complex="Arial"/>
    </style:style>
    <style:style style:name="P11" style:family="paragraph" style:parent-style-name="Standard">
      <style:paragraph-properties fo:line-height="100%" fo:text-align="center" style:justify-single-word="false"/>
    </style:style>
    <style:style style:name="P12" style:family="paragraph" style:parent-style-name="Standard">
      <style:paragraph-properties fo:line-height="100%" fo:text-align="center" style:justify-single-word="false"/>
      <style:text-properties style:use-window-font-color="true" style:font-name="Arial" fo:font-size="11pt" fo:font-style="italic" fo:font-weight="bold" fo:background-color="transparent" style:font-name-asian="Arial" style:font-name-complex="Arial"/>
    </style:style>
    <style:style style:name="P13" style:family="paragraph" style:parent-style-name="Standard">
      <style:paragraph-properties fo:line-height="100%" fo:text-align="center" style:justify-single-word="false"/>
      <style:text-properties style:use-window-font-color="true" style:font-name="Arial" fo:font-size="10pt" fo:font-weight="bold" fo:background-color="transparent" style:font-name-asian="Arial" style:font-name-complex="Arial"/>
    </style:style>
    <style:style style:name="P1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line-height="100%" fo:text-align="center" style:justify-single-word="false"/>
      <style:text-properties fo:color="#0000ff" style:font-name="Arial" fo:font-size="16pt" fo:font-style="italic" fo:font-weight="bold" fo:background-color="transparent" style:font-name-asian="Arial" style:font-name-complex="Arial"/>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margin-left="3.752cm" fo:margin-right="0cm" fo:margin-top="0.106cm" fo:margin-bottom="0.106cm" fo:line-height="100%" fo:text-align="start" style:justify-single-word="false" fo:text-indent="0cm" style:auto-text-indent="false"/>
    </style:style>
    <style:style style:name="P18" style:family="paragraph" style:parent-style-name="Standard">
      <style:paragraph-properties fo:margin-left="3.752cm" fo:margin-right="0cm" fo:margin-top="0.106cm" fo:margin-bottom="0.106cm" fo:line-height="100%" fo:text-align="justify" style:justify-single-word="false" fo:text-indent="0cm" style:auto-text-indent="false"/>
    </style:style>
    <style:style style:name="P19" style:family="paragraph" style:parent-style-name="Standard">
      <style:paragraph-properties fo:margin-left="3.752cm" fo:margin-right="0cm" fo:margin-top="0.106cm" fo:margin-bottom="0.106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paragraph-properties fo:margin-left="3.752cm" fo:margin-right="0cm" fo:margin-top="0.106cm" fo:margin-bottom="0.106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margin-left="3.752cm" fo:margin-right="0cm" fo:margin-top="0.106cm" fo:margin-bottom="0.106cm" fo:line-height="100%" fo:text-align="justify" style:justify-single-word="false" fo:text-indent="0cm" style:auto-text-indent="false"/>
      <style:text-properties fo:color="#999999" style:font-name="Arial" fo:font-size="9pt" fo:font-weight="bold" fo:background-color="transparent" style:font-name-asian="Arial" style:font-name-complex="Arial"/>
    </style:style>
    <style:style style:name="P22" style:family="paragraph" style:parent-style-name="Standard">
      <style:paragraph-properties fo:margin-top="0.212cm" fo:margin-bottom="0.212cm" fo:line-height="100%" fo:text-align="start" style:justify-single-word="false">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23" style:family="paragraph" style:parent-style-name="Standard">
      <style:paragraph-properties fo:margin-left="0.423cm" fo:margin-right="0cm" fo:line-height="100%" fo:text-align="start" style:justify-single-word="false" fo:text-indent="0cm" style:auto-text-indent="false">
        <style:tab-stops>
          <style:tab-stop style:position="0.827cm"/>
          <style:tab-stop style:position="15.558cm" style:leader-style="dotted" style:leader-text="."/>
          <style:tab-stop style:position="15.575cm" style:type="right" style:leader-style="dotted" style:leader-text="."/>
        </style:tab-stops>
      </style:paragraph-properties>
    </style:style>
    <style:style style:name="P24"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style>
    <style:style style:name="P25" style:family="paragraph" style:parent-style-name="Standard">
      <style:paragraph-properties fo:margin-top="0.423cm" fo:margin-bottom="0.212cm" fo:line-height="100%" fo:text-align="center" style:justify-single-word="false"/>
    </style:style>
    <style:style style:name="P26" style:family="paragraph" style:parent-style-name="Standard">
      <style:paragraph-properties fo:margin-top="0.423cm" fo:margin-bottom="0.212cm" fo:line-height="100%" fo:text-align="justify" style:justify-single-word="false"/>
      <style:text-properties style:use-window-font-color="true" style:font-name="Arial" fo:font-size="14pt" fo:font-weight="bold" fo:background-color="#f2f2f2" style:font-name-asian="Arial" style:font-name-complex="Arial"/>
    </style:style>
    <style:style style:name="P27" style:family="paragraph" style:parent-style-name="Standard">
      <style:paragraph-properties fo:margin-top="0.423cm" fo:margin-bottom="0.212cm" fo:line-height="100%" fo:text-align="center" style:justify-single-word="false"/>
      <style:text-properties fo:color="#0000ff" style:font-name="Arial" fo:font-size="11pt" fo:font-style="italic" fo:font-weight="bold" fo:background-color="transparent" style:font-name-asian="Arial" style:font-name-complex="Arial"/>
    </style:style>
    <style:style style:name="P28" style:family="paragraph" style:parent-style-name="Standard">
      <style:paragraph-properties fo:margin-left="0cm" fo:margin-right="0cm" fo:margin-top="0.106cm" fo:margin-bottom="0.106cm" fo:line-height="100%" fo:text-align="justify" style:justify-single-word="false" fo:text-indent="1.27cm" style:auto-text-indent="false"/>
    </style:style>
    <style:style style:name="P29" style:family="paragraph" style:parent-style-name="Standard">
      <style:paragraph-properties fo:margin-left="0cm" fo:margin-right="0cm" fo:margin-top="0.106cm" fo:margin-bottom="0.106cm" fo:line-height="100%" fo:text-align="justify" style:justify-single-word="false" fo:text-indent="1.27cm" style:auto-text-indent="false"/>
      <style:text-properties fo:color="#0000ff" style:font-name="Arial" fo:font-size="11pt" fo:font-style="italic" fo:font-weight="normal" fo:background-color="transparent" style:font-name-asian="Arial" style:font-name-complex="Arial"/>
    </style:style>
    <style:style style:name="P30" style:family="paragraph" style:parent-style-name="Standard">
      <style:paragraph-properties fo:margin-left="0cm" fo:margin-right="0cm" fo:margin-top="0.106cm" fo:margin-bottom="0.106cm" fo:line-height="100%" fo:text-align="justify"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paragraph-properties fo:margin-left="0cm" fo:margin-right="0cm" fo:margin-top="0.106cm" fo:margin-bottom="0.106cm" fo:line-height="100%" fo:text-align="justify" style:justify-single-word="false" fo:text-indent="1.27cm" style:auto-text-indent="false"/>
      <style:text-properties style:use-window-font-color="true" style:font-name="Arial" fo:font-size="11pt" fo:font-weight="normal" fo:background-color="transparent" style:font-name-asian="Arial" style:font-name-complex="Arial"/>
    </style:style>
    <style:style style:name="P32" style:family="paragraph" style:parent-style-name="Standard">
      <style:paragraph-properties fo:margin-left="0.635cm" fo:margin-right="0cm" fo:margin-top="0.106cm" fo:margin-bottom="0.106cm" fo:line-height="100%" fo:text-align="justify" style:justify-single-word="false" fo:text-indent="0cm" style:auto-text-indent="false"/>
    </style:style>
    <style:style style:name="P33"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35" style:family="paragraph" style:parent-style-name="Standard">
      <style:paragraph-properties fo:margin-left="0cm" fo:margin-right="-0.953cm" fo:margin-top="0.635cm" fo:margin-bottom="0.423cm" fo:line-height="100%" fo:text-align="center" style:justify-single-word="false" fo:text-indent="0cm" style:auto-text-indent="false">
        <style:tab-stops>
          <style:tab-stop style:position="29591.663cm"/>
        </style:tab-stops>
      </style:paragraph-properties>
      <style:text-properties style:use-window-font-color="true" style:font-name="Arial Black" fo:font-size="36pt" fo:font-weight="normal" fo:background-color="transparent" style:font-name-asian="Arial Black" style:font-name-complex="Arial Black"/>
    </style:style>
    <style:style style:name="P36" style:family="paragraph" style:parent-style-name="Standard">
      <style:paragraph-properties fo:margin-top="0.212cm" fo:margin-bottom="0.106cm" fo:line-height="100%" fo:text-align="center" style:justify-single-word="false"/>
      <style:text-properties style:use-window-font-color="true" style:font-name="Arial" fo:font-size="24pt" fo:font-weight="bold" fo:background-color="transparent" style:font-name-asian="Arial" style:font-name-complex="Arial"/>
    </style:style>
    <style:style style:name="P37" style:family="paragraph" style:parent-style-name="Standard">
      <style:paragraph-properties fo:margin-top="0.635cm" fo:margin-bottom="0.212cm" fo:line-height="100%" fo:text-align="justify" style:justify-single-word="false"/>
      <style:text-properties style:use-window-font-color="true" style:font-name="Arial" fo:font-size="14pt" fo:font-weight="bold" fo:background-color="transparent" style:font-name-asian="Arial" style:font-name-complex="Arial"/>
    </style:style>
    <style:style style:name="P38" style:family="paragraph" style:parent-style-name="Standard">
      <style:paragraph-properties fo:margin-top="0.423cm" fo:margin-bottom="0.106cm" fo:line-height="100%" fo:text-align="justify" style:justify-single-word="false"/>
      <style:text-properties style:use-window-font-color="true" style:font-name="Arial" fo:font-size="13pt" fo:font-weight="bold" fo:background-color="transparent" style:font-name-asian="Arial" style:font-name-complex="Arial"/>
    </style:style>
    <style:style style:name="P39" style:family="paragraph" style:parent-style-name="Standard">
      <style:paragraph-properties fo:margin-top="0.423cm" fo:margin-bottom="0.106cm" fo:line-height="100%" fo:text-align="justify" style:justify-single-word="false"/>
      <style:text-properties style:use-window-font-color="true" style:font-name="Arial" fo:font-size="11pt" fo:font-weight="bold" fo:background-color="transparent" style:font-name-asian="Arial" style:font-name-complex="Arial"/>
    </style:style>
    <style:style style:name="P40" style:family="paragraph" style:parent-style-name="Standard">
      <style:paragraph-properties fo:margin-top="0.423cm" fo:margin-bottom="0.106cm"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paragraph-properties fo:margin-left="0.76cm" fo:margin-right="0cm" fo:margin-top="0.423cm" fo:margin-bottom="0.212cm" fo:line-height="100%" fo:text-align="justify" style:justify-single-word="false" fo:text-indent="-0.76cm" style:auto-text-indent="false"/>
      <style:text-properties style:use-window-font-color="true" style:font-name="Arial" fo:font-size="14pt" fo:font-weight="bold" fo:background-color="#f2f2f2" style:font-name-asian="Arial" style:font-name-complex="Arial"/>
    </style:style>
    <style:style style:name="P42" style:family="paragraph" style:parent-style-name="Standard">
      <style:paragraph-properties fo:margin-left="0cm" fo:margin-right="0cm" fo:margin-top="0.106cm" fo:margin-bottom="0.106cm" fo:line-height="100%" fo:text-align="justify" style:justify-single-word="false" fo:text-indent="0.76cm" style:auto-text-indent="false"/>
      <style:text-properties style:use-window-font-color="true" style:font-name="Arial" fo:font-size="11pt" fo:font-weight="normal" fo:background-color="transparent" style:font-name-asian="Arial" style:font-name-complex="Arial"/>
    </style:style>
    <style:style style:name="P43" style:family="paragraph" style:parent-style-name="Standard">
      <style:paragraph-properties fo:margin-left="0cm" fo:margin-right="0cm" fo:margin-top="0.106cm" fo:margin-bottom="0.106cm" fo:line-height="100%" fo:text-align="justify" style:justify-single-word="false" fo:text-indent="0.76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paragraph-properties fo:margin-left="0.06cm" fo:margin-right="0cm" fo:line-height="100%" fo:text-align="center" style:justify-single-word="false" fo:text-indent="0cm" style:auto-text-indent="false"/>
      <style:text-properties fo:color="#0000ff" style:font-name="Arial" fo:font-size="10pt" fo:font-style="italic" fo:font-weight="normal" fo:background-color="transparent" style:font-name-asian="Arial" style:font-name-complex="Arial"/>
    </style:style>
    <style:style style:name="P45" style:family="paragraph" style:parent-style-name="Standard">
      <style:paragraph-properties fo:margin-left="1.27cm" fo:margin-right="0cm" fo:margin-top="0.106cm" fo:margin-bottom="0.106cm"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46" style:family="paragraph" style:parent-style-name="Standard">
      <style:paragraph-properties fo:margin-left="1.27cm" fo:margin-right="0cm" fo:margin-top="0.106cm" fo:margin-bottom="0.106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paragraph-properties fo:margin-left="0.751cm" fo:margin-right="0cm" fo:margin-top="0.106cm" fo:margin-bottom="0.106cm" fo:line-height="100%" fo:text-align="justify" style:justify-single-word="false" fo:text-indent="0cm" style:auto-text-indent="false"/>
      <style:text-properties fo:color="#ff0000" style:font-name="Arial" fo:font-size="10pt" fo:font-style="italic" fo:font-weight="normal" fo:background-color="transparent" style:font-name-asian="Arial" style:font-name-complex="Arial"/>
    </style:style>
    <style:style style:name="P48" style:family="paragraph" style:parent-style-name="Standard">
      <style:paragraph-properties fo:margin-left="0.751cm" fo:margin-right="0cm" fo:margin-top="0.106cm" fo:margin-bottom="0.106cm" fo:line-height="100%" fo:text-align="justify" style:justify-single-word="false" fo:text-indent="0cm" style:auto-text-indent="false"/>
      <style:text-properties fo:color="#ff0000" style:font-name="Arial" fo:font-size="10pt" fo:font-style="italic" fo:font-weight="bold" fo:background-color="transparent" style:font-name-asian="Arial" style:font-name-complex="Arial"/>
    </style:style>
    <style:style style:name="P49" style:family="paragraph" style:parent-style-name="Standard">
      <style:paragraph-properties fo:margin-left="0.751cm" fo:margin-right="0cm" fo:margin-top="0.106cm" fo:margin-bottom="0.106cm" fo:line-height="100%" fo:text-align="center" style:justify-single-word="false" fo:text-indent="0cm" style:auto-text-indent="false"/>
      <style:text-properties fo:color="#ff0000" style:font-name="Arial" fo:font-size="10pt" fo:font-style="italic" fo:font-weight="bold" fo:background-color="transparent" style:font-name-asian="Arial" style:font-name-complex="Arial"/>
    </style:style>
    <style:style style:name="P50" style:family="paragraph" style:parent-style-name="Standard" style:list-style-name="WW8Num36"/>
    <style:style style:name="P51" style:family="paragraph" style:parent-style-name="Standard" style:list-style-name="WW8Num24"/>
    <style:style style:name="P52" style:family="paragraph" style:parent-style-name="Standard" style:list-style-name="L1">
      <style:paragraph-properties fo:margin-left="-0.635cm" fo:margin-right="0cm" fo:margin-top="0.106cm" fo:margin-bottom="0.106cm" fo:line-height="100%" fo:text-align="justify"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paragraph-properties fo:margin-left="1.27cm" fo:margin-right="0cm" fo:margin-top="0.106cm" fo:margin-bottom="0.106cm"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54" style:family="paragraph" style:parent-style-name="Standard" style:list-style-name="WW8Num24">
      <style:paragraph-properties fo:margin-left="1.27cm" fo:margin-right="0cm" fo:margin-top="0.106cm" fo:margin-bottom="0.106cm"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55" style:family="paragraph" style:parent-style-name="Standard">
      <style:paragraph-properties fo:margin-left="1.27cm" fo:margin-right="0cm" fo:margin-top="0.106cm" fo:margin-bottom="0.106cm" fo:line-height="100%" fo:text-align="justify" style:justify-single-word="false" fo:text-indent="0cm" style:auto-text-indent="false"/>
      <style:text-properties style:use-window-font-color="true" style:font-name="Arial" fo:font-size="11pt" fo:font-weight="bold" fo:background-color="transparent" style:font-name-asian="Arial" style:font-weight-asian="bold" style:font-name-complex="Arial" style:font-weight-complex="bold"/>
    </style:style>
    <style:style style:name="P56" style:family="paragraph" style:parent-style-name="Standard">
      <style:paragraph-properties fo:margin-left="0.635cm" fo:margin-right="0cm" fo:margin-top="0.106cm" fo:margin-bottom="0.106cm" fo:line-height="100%" fo:text-align="justify" style:justify-single-word="false" fo:text-indent="0cm" style:auto-text-indent="false"/>
      <style:text-properties fo:color="#ff0000" style:font-name="Arial" fo:font-size="10pt" fo:font-style="italic" fo:font-weight="bold" fo:background-color="transparent" style:font-name-asian="Arial" style:font-name-complex="Arial"/>
    </style:style>
    <style:style style:name="P57" style:family="paragraph" style:parent-style-name="Standard">
      <style:paragraph-properties fo:margin-top="0.423cm" fo:margin-bottom="0.212cm" fo:line-height="100%" fo:text-align="center" style:justify-single-word="false"/>
      <style:text-properties fo:color="#ff0000" style:font-name="Arial" fo:font-size="10pt" fo:font-style="italic" fo:font-weight="bold" fo:background-color="transparent" style:font-name-asian="Arial" style:font-name-complex="Arial"/>
    </style:style>
    <style:style style:name="P58" style:family="paragraph" style:parent-style-name="Standard">
      <style:paragraph-properties fo:margin-top="0.423cm" fo:margin-bottom="0.106cm" fo:line-height="100%" fo:text-align="justify" style:justify-single-word="false"/>
      <style:text-properties style:use-window-font-color="true" style:font-name="Arial" fo:font-size="13pt" fo:font-weight="bold" fo:background-color="transparent" style:font-name-asian="Arial" style:font-name-complex="Arial"/>
    </style:style>
    <style:style style:name="P59" style:family="paragraph" style:parent-style-name="Standard">
      <style:paragraph-properties fo:margin-left="0cm" fo:margin-right="0cm" fo:margin-top="0.106cm" fo:margin-bottom="0.106cm" fo:line-height="100%" fo:text-align="justify" style:justify-single-word="false" fo:text-indent="1.27cm" style:auto-text-indent="false"/>
      <style:text-properties fo:color="#0000ff" style:font-name="Arial" fo:font-size="11pt" fo:font-style="italic" fo:font-weight="normal" fo:background-color="transparent" style:font-name-asian="Arial" style:font-name-complex="Arial"/>
    </style:style>
    <style:style style:name="P60" style:family="paragraph" style:parent-style-name="Standard">
      <style:paragraph-properties fo:margin-left="0cm" fo:margin-right="0cm" fo:margin-top="0.106cm" fo:margin-bottom="0.106cm" fo:line-height="100%" fo:text-align="justify" style:justify-single-word="false" fo:text-indent="1.27cm" style:auto-text-indent="false"/>
    </style:style>
    <style:style style:name="P61"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style>
    <style:style style:name="P62" style:family="paragraph" style:parent-style-name="Standard">
      <style:paragraph-properties fo:margin-left="0cm" fo:margin-right="0cm" fo:margin-top="0.106cm" fo:margin-bottom="0.106cm" fo:line-height="100%" fo:text-align="justify" style:justify-single-word="false" fo:text-indent="0cm" style:auto-text-indent="false"/>
    </style:style>
    <style:style style:name="P63" style:family="paragraph" style:parent-style-name="Standard">
      <style:paragraph-properties fo:margin-top="0.212cm" fo:margin-bottom="0.212cm" fo:line-height="100%" fo:text-align="start" style:justify-single-word="false">
        <style:tab-stops>
          <style:tab-stop style:position="0.751cm"/>
          <style:tab-stop style:position="0.847cm"/>
          <style:tab-stop style:position="1cm"/>
          <style:tab-stop style:position="15.981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64" style:family="paragraph" style:parent-style-name="Filling_20_instruction">
      <style:paragraph-properties fo:margin-left="0.635cm" fo:margin-right="0cm" fo:margin-top="0.106cm" fo:margin-bottom="0.106cm" fo:line-height="100%" fo:text-align="justify" style:justify-single-word="false" fo:text-indent="0cm" style:auto-text-indent="false"/>
      <style:text-properties fo:color="#0000ff" style:font-name="Arial" fo:font-size="11pt" fo:font-style="italic" fo:font-weight="normal" fo:background-color="transparent" style:font-name-asian="Arial" style:font-size-asian="10pt" style:font-name-complex="Arial"/>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Arial" fo:font-size="11pt" fo:font-style="italic" fo:font-weight="bold" fo:background-color="transparent" style:font-name-asian="Arial" style:font-name-complex="Arial"/>
    </style:style>
    <style:style style:name="T3" style:family="text">
      <style:text-properties style:use-window-font-color="true" style:font-name="Arial" fo:font-size="11pt" fo:font-style="italic" fo:font-weight="normal" fo:background-color="transparent" style:font-name-asian="Arial" style:font-name-complex="Arial"/>
    </style:style>
    <style:style style:name="T4" style:family="text">
      <style:text-properties style:use-window-font-color="true" style:font-name="Arial" fo:font-size="11pt" fo:font-weight="bold" fo:background-color="transparent" style:font-name-asian="Arial" style:font-name-complex="Arial"/>
    </style:style>
    <style:style style:name="T5" style:family="text">
      <style:text-properties style:use-window-font-color="true" style:font-name="Arial" fo:font-size="11pt" fo:font-weight="normal" fo:background-color="transparent" style:font-name-asian="Arial" style:font-name-complex="Arial"/>
    </style:style>
    <style:style style:name="T6" style:family="text">
      <style:text-properties style:use-window-font-color="true" style:font-name="Arial" fo:font-size="20pt" fo:font-weight="bold" fo:background-color="transparent" style:font-name-asian="Arial" style:font-name-complex="Arial"/>
    </style:style>
    <style:style style:name="T7" style:family="text">
      <style:text-properties style:use-window-font-color="true" style:font-name="Arial" fo:font-size="16pt" fo:font-weight="bold" fo:background-color="transparent" style:font-name-asian="Arial" style:font-name-complex="Arial"/>
    </style:style>
    <style:style style:name="T8" style:family="text">
      <style:text-properties style:use-window-font-color="true" style:font-name="Arial" fo:font-size="10pt" fo:font-style="italic" fo:font-weight="normal" fo:background-color="transparent" style:font-name-asian="Arial" style:font-name-complex="Arial"/>
    </style:style>
    <style:style style:name="T9" style:family="text">
      <style:text-properties fo:color="#0000ff" style:font-name="Arial" fo:font-size="20pt" fo:font-style="italic" fo:font-weight="bold" fo:background-color="transparent" style:font-name-asian="Arial" style:font-name-complex="Arial"/>
    </style:style>
    <style:style style:name="T10" style:family="text">
      <style:text-properties fo:color="#0000ff" style:font-name="Arial" fo:font-size="16pt" fo:font-style="italic" fo:font-weight="bold" fo:background-color="transparent" style:font-name-asian="Arial" style:font-name-complex="Arial"/>
    </style:style>
    <style:style style:name="T11" style:family="text">
      <style:text-properties fo:color="#0000ff" style:font-name="Arial" fo:font-size="11pt" fo:font-weight="normal" fo:background-color="transparent" style:font-name-asian="Arial" style:font-name-complex="Arial"/>
    </style:style>
    <style:style style:name="T12" style:family="text">
      <style:text-properties fo:color="#0000ff" style:font-name="Arial" fo:font-size="11pt" fo:font-style="italic" fo:font-weight="normal" fo:background-color="transparent" style:font-name-asian="Arial" style:font-name-complex="Arial"/>
    </style:style>
    <style:style style:name="T13" style:family="text">
      <style:text-properties fo:color="#0000ff" style:font-name="Arial" fo:font-size="11pt" fo:font-style="italic" fo:font-weight="bold" fo:background-color="transparent" style:font-name-asian="Arial" style:font-name-complex="Arial"/>
    </style:style>
    <style:style style:name="T14"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15"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text:display="none"/>
    </style:style>
    <style:style style:name="T16" style:family="text">
      <style:text-properties fo:color="#ff0000" style:font-name="Arial" fo:font-size="11pt" fo:font-weight="normal" fo:background-color="transparent" style:font-name-asian="Arial" style:font-name-complex="Arial"/>
    </style:style>
    <style:style style:name="T17"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18" style:family="text">
      <style:text-properties fo:text-transform="uppercase" style:use-window-font-color="true" style:font-name="Arial" fo:font-size="10pt" fo:font-weight="bold" fo:background-color="transparent" style:font-name-asian="Arial" style:font-name-complex="Arial"/>
    </style:style>
    <style:style style:name="T19" style:family="text">
      <style:text-properties fo:font-variant="small-cap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0" style:family="text">
      <style:text-properties fo:font-variant="small-caps" style:use-window-font-color="true" style:font-name="Arial" fo:font-size="10pt" fo:font-weight="normal" fo:background-color="transparent" style:font-name-asian="Arial" style:font-name-complex="Arial"/>
    </style:style>
    <style:style style:name="fr1" style:family="graphic" style:parent-style-name="OLE">
      <style:graphic-properties style:vertical-pos="top" style:vertical-rel="baseline" draw:ole-draw-aspect="1" draw:visible-area-top="0cm" draw:visible-area-width="5.001cm" draw:visible-area-height="5.001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ocumento de Especificação de Projeto</text:p>
      <text:p text:style-name="P2"/>
      <text:p text:style-name="P2"/>
      <text:p text:style-name="P2"/>
      <text:p text:style-name="P2"/>
      <text:p text:style-name="P36">Projeto de Software</text:p>
      <text:p text:style-name="P12">Disciplina PI33A – Primeiro Semestre – 2013.<text:line-break/>Professor Aretha Alencar<text:line-break/>UTFPR – Universidade Tecnológica Federal do Paraná – Campus Campo Mourão</text:p>
      <text:p text:style-name="P2"/>
      <text:p text:style-name="P14"/>
      <text:p text:style-name="P2"/>
      <text:p text:style-name="P2"/>
      <text:p text:style-name="P2"/>
      <text:p text:style-name="P2"/>
      <text:p text:style-name="P2"/>
      <text:p text:style-name="P1"><text:span text:style-name="T6">Projeto:</text:span><text:span text:style-name="T9">Sistema de Natação</text:span></text:p>
      <text:p text:style-name="P11"><text:span text:style-name="T7">Equipe:</text:span><text:span text:style-name="T10">danielelyma@gmail.com</text:span></text:p>
      <text:p text:style-name="P15">d.delaporte@hotmail.com</text:p>
      <text:p text:style-name="P2"/>
      <text:p text:style-name="P4">HISTÓRICO DE REVISÕES</text:p>
      <text:p text:style-name="P3"/>
      <table:table table:name="Tabela1" table:style-name="Tabela1">
        <table:table-column table:style-name="Tabela1.A" table:number-columns-repeated="2"/>
        <table:table-column table:style-name="Tabela1.C"/>
        <table:table-row>
          <table:table-cell table:style-name="Tabela1.A1" office:value-type="string">
            <text:p text:style-name="P5">Nome da alteração</text:p>
          </table:table-cell>
          <table:table-cell table:style-name="Tabela1.A1" office:value-type="string">
            <text:p text:style-name="P5">Responsável</text:p>
          </table:table-cell>
          <table:table-cell table:style-name="Tabela1.C1" office:value-type="string">
            <text:p text:style-name="P5">Data</text:p>
          </table:table-cell>
        </table:table-row>
        <table:table-row>
          <table:table-cell table:style-name="Tabela1.A1" office:value-type="string">
            <text:p text:style-name="P5">Versão 1.0</text:p>
          </table:table-cell>
          <table:table-cell table:style-name="Tabela1.A1" office:value-type="string">
            <text:p text:style-name="P5">Daniele</text:p>
          </table:table-cell>
          <table:table-cell table:style-name="Tabela1.C1" office:value-type="string">
            <text:p text:style-name="P5">06/06/13</text:p>
          </table:table-cell>
        </table:table-row>
        <table:table-row>
          <table:table-cell table:style-name="Tabela1.A1" office:value-type="string">
            <text:p text:style-name="P5">Versão 1.1</text:p>
          </table:table-cell>
          <table:table-cell table:style-name="Tabela1.A1" office:value-type="string">
            <text:p text:style-name="P5">Daniel</text:p>
          </table:table-cell>
          <table:table-cell table:style-name="Tabela1.C1" office:value-type="string">
            <text:p text:style-name="P5">08/06/13</text:p>
          </table:table-cell>
        </table:table-row>
        <table:table-row>
          <table:table-cell table:style-name="Tabela1.A1" office:value-type="string">
            <text:p text:style-name="P5">Versão 1.2</text:p>
          </table:table-cell>
          <table:table-cell table:style-name="Tabela1.A1" office:value-type="string">
            <text:p text:style-name="P5">Daniel</text:p>
          </table:table-cell>
          <table:table-cell table:style-name="Tabela1.C1" office:value-type="string">
            <text:p text:style-name="P5">10/06/13</text:p>
          </table:table-cell>
        </table:table-row>
        <table:table-row>
          <table:table-cell table:style-name="Tabela1.A5" office:value-type="string">
            <text:p text:style-name="P5">Versão1.3</text:p>
          </table:table-cell>
          <table:table-cell table:style-name="Tabela1.A5" office:value-type="string">
            <text:p text:style-name="P5">Daniele/Daniel</text:p>
          </table:table-cell>
          <table:table-cell table:style-name="Tabela1.C5" office:value-type="date" office:date-value="2013-06-13">
            <text:p text:style-name="P5">13/06/13</text:p>
          </table:table-cell>
        </table:table-row>
        <table:table-row>
          <table:table-cell table:style-name="Tabela1.A5" office:value-type="string">
            <text:p text:style-name="P5"/>
          </table:table-cell>
          <table:table-cell table:style-name="Tabela1.A5" office:value-type="string">
            <text:p text:style-name="P5"/>
          </table:table-cell>
          <table:table-cell table:style-name="Tabela1.C6" office:value-type="string">
            <text:p text:style-name="P5"/>
          </table:table-cell>
        </table:table-row>
        <table:table-row>
          <table:table-cell table:style-name="Tabela1.A5" office:value-type="string">
            <text:p text:style-name="P5"/>
          </table:table-cell>
          <table:table-cell table:style-name="Tabela1.A5" office:value-type="string">
            <text:p text:style-name="P5"/>
          </table:table-cell>
          <table:table-cell table:style-name="Tabela1.C6" office:value-type="string">
            <text:p text:style-name="P5"/>
          </table:table-cell>
        </table:table-row>
        <table:table-row>
          <table:table-cell table:style-name="Tabela1.A5" office:value-type="string">
            <text:p text:style-name="P5"/>
          </table:table-cell>
          <table:table-cell table:style-name="Tabela1.A5" office:value-type="string">
            <text:p text:style-name="P5"/>
          </table:table-cell>
          <table:table-cell table:style-name="Tabela1.C6" office:value-type="string">
            <text:p text:style-name="P5"/>
          </table:table-cell>
        </table:table-row>
        <table:table-row>
          <table:table-cell table:style-name="Tabela1.A5" office:value-type="string">
            <text:p text:style-name="P5"/>
          </table:table-cell>
          <table:table-cell table:style-name="Tabela1.A5" office:value-type="string">
            <text:p text:style-name="P5"/>
          </table:table-cell>
          <table:table-cell table:style-name="Tabela1.C6" office:value-type="string">
            <text:p text:style-name="P5"/>
          </table:table-cell>
        </table:table-row>
        <table:table-row>
          <table:table-cell table:style-name="Tabela1.A5" office:value-type="string">
            <text:p text:style-name="P5"/>
          </table:table-cell>
          <table:table-cell table:style-name="Tabela1.A5" office:value-type="string">
            <text:p text:style-name="P5"/>
          </table:table-cell>
          <table:table-cell table:style-name="Tabela1.C6" office:value-type="string">
            <text:p text:style-name="P5"/>
          </table:table-cell>
        </table:table-row>
        <text:soft-page-break/>
        <table:table-row>
          <table:table-cell table:style-name="Tabela1.A5" office:value-type="string">
            <text:p text:style-name="P5"/>
          </table:table-cell>
          <table:table-cell table:style-name="Tabela1.A5" office:value-type="string">
            <text:p text:style-name="P5"/>
          </table:table-cell>
          <table:table-cell table:style-name="Tabela1.C6" office:value-type="string">
            <text:p text:style-name="P5"/>
          </table:table-cell>
        </table:table-row>
        <table:table-row>
          <table:table-cell table:style-name="Tabela1.A5" office:value-type="string">
            <text:p text:style-name="P5"/>
          </table:table-cell>
          <table:table-cell table:style-name="Tabela1.A5" office:value-type="string">
            <text:p text:style-name="P5"/>
          </table:table-cell>
          <table:table-cell table:style-name="Tabela1.C6" office:value-type="string">
            <text:p text:style-name="P5"/>
          </table:table-cell>
        </table:table-row>
        <table:table-row>
          <table:table-cell table:style-name="Tabela1.A5" office:value-type="string">
            <text:p text:style-name="P5"/>
          </table:table-cell>
          <table:table-cell table:style-name="Tabela1.A5" office:value-type="string">
            <text:p text:style-name="P5"/>
          </table:table-cell>
          <table:table-cell table:style-name="Tabela1.C6" office:value-type="string">
            <text:p text:style-name="P5"/>
          </table:table-cell>
        </table:table-row>
        <table:table-row>
          <table:table-cell table:style-name="Tabela1.A5" office:value-type="string">
            <text:p text:style-name="P5"/>
          </table:table-cell>
          <table:table-cell table:style-name="Tabela1.A5" office:value-type="string">
            <text:p text:style-name="P5"/>
          </table:table-cell>
          <table:table-cell table:style-name="Tabela1.C6" office:value-type="string">
            <text:p text:style-name="P5"/>
          </table:table-cell>
        </table:table-row>
      </table:table>
      <text:p text:style-name="P3"/>
      <text:p text:style-name="P19"/>
      <text:p text:style-name="P19"/>
      <text:p text:style-name="P19"/>
      <text:p text:style-name="P19"/>
      <text:p text:style-name="P19"/>
      <text:p text:style-name="P19"/>
      <text:p text:style-name="P19"/>
      <text:p text:style-name="P19"/>
      <text:p text:style-name="P17"><text:span text:style-name="T4">Orientação para uso do </text:span><text:span text:style-name="T2">template</text:span><text:span text:style-name="T4">: </text:span></text:p>
      <text:p text:style-name="P18"><text:span text:style-name="T5">Instruções de preenchimento estão espalhadas pelas várias seções deste </text:span><text:span text:style-name="T3">template</text:span><text:span text:style-name="T5">, em cor </text:span><text:span text:style-name="T11">azul</text:span><text:span text:style-name="T5"> e envoltas por </text:span><text:span text:style-name="T3">tags</text:span><text:span text:style-name="T5"> (“&lt;” e “&gt;”). Após ler uma instrução de preenchimento e entender que informação deve ser fornecida, delete a instrução de preenchimento e substitua-a por texto de sua própria autoria, relacionado à seção. A cor </text:span><text:span text:style-name="T16">vermelha</text:span><text:span text:style-name="T5"> é utilizado como comentário e deverá ser apagada do documento.</text:span></text:p>
      <text:p text:style-name="P18"><text:span text:style-name="T5">Ao fim da elaboração do documento, atualize seu índice clicando com o botão direito do mouse no mesmo e depois em </text:span><text:span text:style-name="T4">Atualizar Campo </text:span><text:span text:style-name="T5">(</text:span><text:span text:style-name="T4">Update Field</text:span><text:span text:style-name="T5">).</text:span></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Este documento foi estendido da proposta de documentação de especificação funcional elaborada pelo Centro de Inovação de Recife / Qualiti Software Processes / Centro de Estudos e Sistemas Avançados do Recife (C.E.S.A.R) de 2007.</text:p>
      <text:p text:style-name="P37"><text:soft-page-break/>Índice</text:p>
      <text:p text:style-name="P22"><text:a xlink:type="simple" xlink:href="#__RefHeading__9_117254275"><text:span text:style-name="T17">1.</text:span></text:a><text:span text:style-name="T17"> </text:span><text:span text:style-name="T18"><text:s/></text:span><text:a xlink:type="simple" xlink:href="#__RefHeading__9_117254275"><text:span text:style-name="T17">Introdução</text:span></text:a><text:span text:style-name="T18"><text:tab/></text:span><text:a xlink:type="simple" xlink:href="#__RefHeading__9_117254275"><text:span text:style-name="T17">5</text:span></text:a></text:p>
      <text:p text:style-name="P23"><text:a xlink:type="simple" xlink:href="#__RefHeading__11_117254275"><text:span text:style-name="T19">1.1</text:span></text:a><text:span text:style-name="T19"> </text:span><text:span text:style-name="T20"><text:s/></text:span><text:a xlink:type="simple" xlink:href="#__RefHeading__11_117254275"><text:span text:style-name="T19">Descrição do sistema</text:span></text:a><text:span text:style-name="T20"><text:tab/></text:span><text:a xlink:type="simple" xlink:href="#__RefHeading__11_117254275"><text:span text:style-name="T19">5</text:span></text:a></text:p>
      <text:p text:style-name="P23"><text:a xlink:type="simple" xlink:href="#__RefHeading__13_117254275"><text:span text:style-name="T19">1.2</text:span></text:a><text:span text:style-name="T19"> </text:span><text:span text:style-name="T20"><text:s/></text:span><text:a xlink:type="simple" xlink:href="#__RefHeading__13_117254275"><text:span text:style-name="T19">Objetivo do sistema</text:span></text:a><text:span text:style-name="T20"><text:tab/></text:span><text:a xlink:type="simple" xlink:href="#__RefHeading__13_117254275"><text:span text:style-name="T19">5</text:span></text:a></text:p>
      <text:p text:style-name="P23"><text:a xlink:type="simple" xlink:href="#__RefHeading__15_117254275"><text:span text:style-name="T19">1.3</text:span></text:a><text:span text:style-name="T19"> </text:span><text:span text:style-name="T20"><text:s/></text:span><text:a xlink:type="simple" xlink:href="#__RefHeading__15_117254275"><text:span text:style-name="T19">Sistemas Similares</text:span></text:a><text:span text:style-name="T20"><text:tab/></text:span><text:a xlink:type="simple" xlink:href="#__RefHeading__15_117254275"><text:span text:style-name="T19">5</text:span></text:a></text:p>
      <text:p text:style-name="P23"><text:a xlink:type="simple" xlink:href="#__RefHeading__17_117254275"><text:span text:style-name="T19">1.4</text:span></text:a><text:span text:style-name="T19"> </text:span><text:span text:style-name="T20"><text:s/></text:span><text:a xlink:type="simple" xlink:href="#__RefHeading__17_117254275"><text:span text:style-name="T19">Convenções, termos e abreviações</text:span></text:a><text:span text:style-name="T20"><text:tab/></text:span><text:a xlink:type="simple" xlink:href="#__RefHeading__17_117254275"><text:span text:style-name="T19">5</text:span></text:a></text:p>
      <text:p text:style-name="P24"><text:a xlink:type="simple" xlink:href="#__RefHeading__19_117254275"><text:span text:style-name="T14">1.4.1 Identificação dos casos de uso</text:span></text:a><text:span text:style-name="T14"> </text:span><text:span text:style-name="T8"><text:tab/></text:span><text:a xlink:type="simple" xlink:href="#__RefHeading__19_117254275"><text:span text:style-name="T14">5</text:span></text:a></text:p>
      <text:p text:style-name="P22"><text:a xlink:type="simple" xlink:href="#__RefHeading__23_117254275"><text:span text:style-name="T17">2.</text:span></text:a><text:span text:style-name="T17"> </text:span><text:span text:style-name="T18"><text:s/></text:span><text:a xlink:type="simple" xlink:href="#__RefHeading__23_117254275"><text:span text:style-name="T17">Lista de Requisitos</text:span></text:a><text:span text:style-name="T17"> </text:span><text:span text:style-name="T18"><text:tab/></text:span><text:a xlink:type="simple" xlink:href="#__RefHeading__23_117254275"><text:span text:style-name="T17">6</text:span></text:a></text:p>
      <text:p text:style-name="P23"><text:a xlink:type="simple" xlink:href="#__RefHeading__937_1047580196"><text:span text:style-name="T19">2.1</text:span></text:a><text:span text:style-name="T19"> </text:span><text:span text:style-name="T20"><text:s/></text:span><text:a xlink:type="simple" xlink:href="#__RefHeading__937_1047580196"><text:span text:style-name="T19">Matriz de Rastreabilidade</text:span></text:a><text:span text:style-name="T20"><text:tab/></text:span><text:a xlink:type="simple" xlink:href="#__RefHeading__937_1047580196"><text:span text:style-name="T19">6</text:span></text:a></text:p>
      <text:p text:style-name="P22"><text:a xlink:type="simple" xlink:href="#__RefHeading__939_1047580196"><text:span text:style-name="T17">3.</text:span></text:a><text:span text:style-name="T17"> </text:span><text:span text:style-name="T18"><text:s/></text:span><text:a xlink:type="simple" xlink:href="#__RefHeading__939_1047580196"><text:span text:style-name="T17">Atores</text:span></text:a><text:span text:style-name="T18"><text:tab/></text:span><text:a xlink:type="simple" xlink:href="#__RefHeading__939_1047580196"><text:span text:style-name="T17">6</text:span></text:a></text:p>
      <text:p text:style-name="P22"><text:a xlink:type="simple" xlink:href="#__RefHeading__25_117254275"><text:span text:style-name="T17">4.</text:span></text:a><text:span text:style-name="T17"> </text:span><text:span text:style-name="T18"><text:s/></text:span><text:a xlink:type="simple" xlink:href="#__RefHeading__25_117254275"><text:span text:style-name="T17">Casos de Uso</text:span></text:a><text:span text:style-name="T18"><text:tab/></text:span><text:a xlink:type="simple" xlink:href="#__RefHeading__25_117254275"><text:span text:style-name="T17">6</text:span></text:a></text:p>
      <text:p text:style-name="P24"><text:span text:style-name="T8"><text:s/></text:span><text:a xlink:type="simple" xlink:href="#__RefHeading__27_117254275">Diagrama de Caso de Uso</text:a><text:span text:style-name="T14"> </text:span><text:span text:style-name="T8"><text:s/></text:span><text:a xlink:type="simple" xlink:href="#__RefHeading__27_117254275">-</text:a><text:span text:style-name="T14"> </text:span><text:span text:style-name="T8"><text:s/></text:span><text:span text:style-name="T14">Sistema para escola de Natação</text:span><text:span text:style-name="T8"><text:tab/></text:span><text:a xlink:type="simple" xlink:href="#__RefHeading__27_117254275"><text:span text:style-name="T14">6</text:span></text:a></text:p>
      <text:p text:style-name="P24"><text:span text:style-name="T8"><text:s/></text:span><text:a xlink:type="simple" xlink:href="#__RefHeading__29_117254275">[UC01]</text:a><text:span text:style-name="T14"> Gerenciar Turmas</text:span><text:span text:style-name="T8"><text:tab/></text:span><text:a xlink:type="simple" xlink:href="#__RefHeading__29_117254275"><text:span text:style-name="T14">7</text:span></text:a></text:p>
      <text:p text:style-name="P24"><text:a xlink:type="simple" xlink:href="#__RefHeading__29_117254275">[UC02]</text:a><text:span text:style-name="T14"> <text:s/>Gerenciar Alunos</text:span><text:span text:style-name="T8"><text:tab/></text:span><text:span text:style-name="T14">8</text:span></text:p>
      <text:p text:style-name="P24"><text:a xlink:type="simple" xlink:href="#__RefHeading__29_117254275">[UC03]</text:a><text:span text:style-name="T14"> <text:s/>Gerenciar Frequencias</text:span><text:span text:style-name="T8"><text:tab/></text:span><text:span text:style-name="T14">9</text:span></text:p>
      <text:p text:style-name="P24"><text:a xlink:type="simple" xlink:href="#__RefHeading__29_117254275">[UC04]</text:a><text:span text:style-name="T14"> <text:s/>Relatorios de Alunos</text:span><text:span text:style-name="T8"><text:tab/></text:span><text:span text:style-name="T14">10</text:span></text:p>
      <text:p text:style-name="P24"><text:a xlink:type="simple" xlink:href="#__RefHeading__29_117254275">[UC05]</text:a><text:span text:style-name="T14"> <text:s text:c="2"/>fasdfasfdasfd</text:span><text:span text:style-name="T8"><text:tab/></text:span><text:span text:style-name="T14">11</text:span></text:p>
      <text:p text:style-name="P24"><text:a xlink:type="simple" xlink:href="#__RefHeading__29_117254275">[UC06]</text:a><text:span text:style-name="T14"> </text:span><text:a xlink:type="simple" xlink:href="#__RefHeading__29_117254275">o</text:a><text:a xlink:type="simple" xlink:href="#__RefHeading__29_117254275"><text:span text:style-name="T15">HYPERLINK "#__RefHeading__29_117254275"</text:span></text:a><text:a xlink:type="simple" xlink:href="#__RefHeading__29_117254275"><text:span text:style-name="T14">&gt;</text:span></text:a><text:span text:style-name="T8"><text:tab/></text:span><text:span text:style-name="T14">12</text:span></text:p>
      <text:p text:style-name="P24"><text:a xlink:type="simple" xlink:href="#__RefHeading__29_117254275">[UC07]</text:a><text:span text:style-name="T14"> </text:span><text:a xlink:type="simple" xlink:href="#__RefHeading__29_117254275">&lt;</text:a><text:a xlink:type="simple" xlink:href="#__RefHeading__29_117254275"><text:span text:style-name="T15">HYPERLINK "#__RefHeading__29_117254275"</text:span></text:a><text:a xlink:type="simple" xlink:href="#__RefHeading__29_117254275"><text:span text:style-name="T14">Incluir ao lado do identificador um nome para o caso de uso</text:span></text:a><text:a xlink:type="simple" xlink:href="#__RefHeading__29_117254275"><text:span text:style-name="T15">HYPERLINK "#__RefHeading__29_117254275"</text:span></text:a><text:a xlink:type="simple" xlink:href="#__RefHeading__29_117254275"><text:span text:style-name="T14">&gt;</text:span></text:a><text:span text:style-name="T8"><text:tab/></text:span><text:span text:style-name="T14">13</text:span></text:p>
      <text:p text:style-name="P24"><text:a xlink:type="simple" xlink:href="#__RefHeading__29_117254275">[UC08]</text:a><text:span text:style-name="T14"> </text:span><text:a xlink:type="simple" xlink:href="#__RefHeading__29_117254275">&lt;</text:a><text:a xlink:type="simple" xlink:href="#__RefHeading__29_117254275"><text:span text:style-name="T15">HYPERLINK "#__RefHeading__29_117254275"</text:span></text:a><text:a xlink:type="simple" xlink:href="#__RefHeading__29_117254275"><text:span text:style-name="T14">Incluir ao lado do identificador um nome para o caso de uso</text:span></text:a><text:a xlink:type="simple" xlink:href="#__RefHeading__29_117254275"><text:span text:style-name="T15">HYPERLINK "#__RefHeading__29_117254275"</text:span></text:a><text:a xlink:type="simple" xlink:href="#__RefHeading__29_117254275"><text:span text:style-name="T14">&gt;</text:span></text:a><text:span text:style-name="T8"><text:tab/></text:span><text:a xlink:type="simple" xlink:href="#__RefHeading__29_117254275"><text:span text:style-name="T14">7</text:span></text:a></text:p>
      <text:p text:style-name="P63"/>
      <text:p text:style-name="P26">Introdução</text:p>
      <text:p text:style-name="P28"><text:span text:style-name="T5">Este documento especifica os casos de uso e requisitos não-funcionais (RNFs) do projeto intitulado </text:span><text:span text:style-name="T12">Sistema para escola de Natação</text:span><text:span text:style-name="T5">, referente ao projeto final da disciplina de Projeto Integrador I (PI33A), contida no terceiro semestre da matriz curricular do curso de Tecnologia de Desenvolvimento de Sistemas para Internet, ministrada pelo professora Aretha Alencar.O objetivo do documento é apresentar as soluções elaboradas e discutidas durante o semestre para a construção da análise e do projeto de um software fundamentado nas idéias do paradigma orientado à objetos.</text:span></text:p>
      <text:p text:style-name="P28"><text:span text:style-name="T5"/></text:p>
      <text:p text:style-name="P28"><text:span text:style-name="T5"/></text:p>
      <text:p text:style-name="P28"><text:span text:style-name="T5"/></text:p>
      <text:p text:style-name="P28"><text:span text:style-name="T5"/></text:p>
      <text:p text:style-name="P62"><text:span text:style-name="T5"/></text:p>
      <text:p text:style-name="P38">Descrição do sistema</text:p>
      <text:p text:style-name="P29">Moderno e eficiente o sistema de controle para escolas de natação foi projetado para ser usado em qualquer escola de natação,ele possui inúmeros recursos para facilitar o controle e gerenciamento das aulas dos alunos de uma forma moderna e simples para facilitar a utilização para com os usuários</text:p>
      <text:p text:style-name="P29"/>
      <text:p text:style-name="P29"/>
      <text:p text:style-name="P29"/>
      <text:p text:style-name="P29"/>
      <text:p text:style-name="P29"/>
      <text:p text:style-name="P38"><text:soft-page-break/>Objetivo do sistema</text:p>
      <text:p text:style-name="P29">O objetivo é ser um software profissional de extrema praticidade,possuindo uma interface objetiva e com muitos recursos que irão auxiliar no gerenciamento das aulas de natação.Com esse software você terá informações precisas com <text:s/>auxilio de relatórios.</text:p>
      <text:p text:style-name="P38"/>
      <text:p text:style-name="P38"/>
      <text:p text:style-name="P38"/>
      <text:p text:style-name="P38"/>
      <text:p text:style-name="P38"/>
      <text:p text:style-name="P38"/>
      <text:p text:style-name="P38"/>
      <text:p text:style-name="P38">Sistemas Similares</text:p>
      <text:p text:style-name="P29">Nosso sistema será similar a este abaixo</text:p>
      <text:p text:style-name="P28"><draw:frame draw:style-name="fr1" draw:name="1" text:anchor-type="as-char" svg:width="15.24cm" style:rel-width="scale" svg:height="10.107cm" style:rel-height="scale" draw:z-index="0"><draw:object-ole xlink:href="./OleObj1" xlink:type="simple" xlink:show="embed" xlink:actuate="onLoad"/><draw:image xlink:href="./ObjectReplacements/OleObj1" xlink:type="simple" xlink:show="embed" xlink:actuate="onLoad"/></draw:frame></text:p>
      <text:p text:style-name="P30"/>
      <text:p text:style-name="P30"/>
      <text:p text:style-name="P29">Tela de cadastro de Alunos</text:p>
      <text:p text:style-name="P28"><text:soft-page-break/><draw:frame draw:style-name="fr1" draw:name="2" text:anchor-type="as-char" svg:width="16.007cm" style:rel-width="scale" svg:height="11.509cm" style:rel-height="scale" draw:z-index="1"><draw:object-ole xlink:href="./OleObj2" xlink:type="simple" xlink:show="embed" xlink:actuate="onLoad"/><draw:image xlink:href="./ObjectReplacements/OleObj2" xlink:type="simple" xlink:show="embed" xlink:actuate="onLoad"/></draw:frame></text:p>
      <text:p text:style-name="P30"/>
      <text:p text:style-name="P30"/>
      <text:p text:style-name="P38">Convenções, termos e abreviações</text:p>
      <text:p text:style-name="P31">A correta interpretação deste documento exige o conhecimento de algumas convenções, termos específicos e abreviações, que são descritos a seguir.</text:p>
      <text:p text:style-name="P39">Identificação dos casos de uso </text:p>
      <text:p text:style-name="P31">Os casos de uso devem ser identificados com um identificador único. A numeração inicia com o identificador [UC01] e prossegue sendo incrementada à medida que forem surgindo novos casos de uso.</text:p>
      <text:p text:style-name="P31">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28"><text:span text:style-name="T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text:span text:style-name="T4">Informações</text:span><text:span text:style-name="T5"> </text:span><text:span text:style-name="T4">Avançadas</text:span><text:span text:style-name="T5"> durante seu cadastro, conforme descrito no fluxo alternativo [UC01].[FA02]”.</text:span></text:p>
      <text:p text:style-name="P40"/>
      <text:p text:style-name="P41"><text:soft-page-break/>Lista de Requisitos </text:p>
      <text:p text:style-name="P42">Abaixo encontra-se a lista de requisitos do projeto.</text:p>
      <text:p text:style-name="P43"/>
      <text:p text:style-name="P42">1RF: O sistema deve gerenciar o cadastro de alunos;</text:p>
      <text:p text:style-name="P42">2RF: O sistema deve gerenciar as turmas dos alunos;</text:p>
      <text:p text:style-name="P42">3RF: O sistema deve gerenciar a frequencia dos alunos;</text:p>
      <text:p text:style-name="P42">4RF: O sistema deve gerenciar o cadastro de funcionários;</text:p>
      <text:p text:style-name="P42">5RF: O sistema permite a listagem de alunos cadastrados; </text:p>
      <text:p text:style-name="P42">6RF: O sistema permite a listagem das turmas cadastradas;</text:p>
      <text:p text:style-name="P42">7RF: O sistema permite a listagem de frequencia dos alunos;</text:p>
      <text:p text:style-name="P42">8RF: O sistema permite a listagem dos funcionários cadastrados;</text:p>
      <text:p text:style-name="P42">9RF: O Sistema permite ao aluno consultar seus horários;</text:p>
      <text:p text:style-name="P43"/>
      <text:p text:style-name="P7"><text:s text:c="7"/></text:p>
      <text:p text:style-name="P8"><text:tab/></text:p>
      <text:p text:style-name="P2"/>
      <text:p text:style-name="P38">Matriz de Rastreabilidade</text:p>
      <text:p text:style-name="P29">&lt;Criar uma tabela onde as linhas representam os requisitos e as colunas os casos de uso.&gt;</text:p>
      <text:p text:style-name="P41">Atores</text:p>
      <text:p text:style-name="P42">A tabela abaixo descreve brevemente cada ator da aplicação.</text:p>
      <table:table table:name="Tabela2" table:style-name="Tabela2">
        <table:table-column table:style-name="Tabela2.A"/>
        <table:table-column table:style-name="Tabela2.B"/>
        <table:table-row>
          <table:table-cell table:style-name="Tabela2.A1" office:value-type="string">
            <text:p text:style-name="P13">Ator</text:p>
          </table:table-cell>
          <table:table-cell table:style-name="Tabela2.B1" office:value-type="string">
            <text:p text:style-name="P13">Descrição</text:p>
          </table:table-cell>
        </table:table-row>
        <table:table-row>
          <table:table-cell table:style-name="Tabela2.A2" office:value-type="string">
            <text:p text:style-name="P44">Funcionário</text:p>
          </table:table-cell>
          <table:table-cell table:style-name="Tabela2.B2" office:value-type="string">
            <text:p text:style-name="P44">Responsável por todas as operações no sistema cadastro de funcionários,cadastro de alunos,incluindo suas turmas,alterações e exclusões das mesmas e <text:s/>lançamento de frequencia.</text:p>
          </table:table-cell>
        </table:table-row>
      </table:table>
      <text:p text:style-name="P41">Casos de Uso</text:p>
      <text:p text:style-name="P29">Os casos de uso são uma técnica para captar os requisitos funcionais de um sistema. Eles servem para descrever as interações típicas entre os usuários de um sistema e o próprio sistema,fornecendo uma narrativa sobre como o sistema é utilizado.</text:p>
      <text:p text:style-name="P29">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29">Um caso de uso é representado graficamente mediante uma oval com uma frase que representa uma determinada ação. A frase deve ser escrita na voz ativa, com um verbo no infinitivo.</text:p>
      <text:p text:style-name="P29">Um caso de uso deve descrever o que faz um sistema(ou parte dele), e não como ele é realizado,o foco é portanto, na visão externa do sistema, ou seja, na visão que os usuários tem dele.</text:p>
      <text:p text:style-name="P29">Fonte: Livro: UML Essencial 3º Edição Pg.104, Autor: Martin Fowler,Livro: Treinamento Prático em UML, Pg.65,66, Autor: Ricardo Argenton Ramos. <text:s/></text:p>
      <text:p text:style-name="P30"><text:soft-page-break/></text:p>
      <text:p text:style-name="P27">Diagrama de Caso de Uso <text:s/>- <text:s/>Sistema de Natação</text:p>
      <text:p text:style-name="P42">Essa seção apresenta todos os requisitos funcionais da aplicação, especificados como casos de uso. </text:p>
      <text:p text:style-name="P9"/>
      <text:p text:style-name="P9"/>
      <text:p text:style-name="P1"><draw:frame draw:style-name="fr1" draw:name="3" text:anchor-type="as-char" svg:width="12.753cm" style:rel-width="scale" svg:height="10.054cm" style:rel-height="scale" draw:z-index="2"><draw:object-ole xlink:href="./OleObj3" xlink:type="simple" xlink:show="embed" xlink:actuate="onLoad"/><draw:image xlink:href="./ObjectReplacements/OleObj3" xlink:type="simple" xlink:show="embed" xlink:actuate="onLoad"/></draw:frame></text:p>
      <text:p text:style-name="P3"/>
      <text:p text:style-name="P3"/>
      <text:p text:style-name="P3"/>
      <text:p text:style-name="P1"><draw:frame draw:style-name="fr1" draw:name="4" text:anchor-type="as-char" svg:width="2.249cm" style:rel-width="scale" svg:height="6.085cm" style:rel-height="scale" draw:z-index="3"><draw:object-ole xlink:href="./OleObj4" xlink:type="simple" xlink:show="embed" xlink:actuate="onLoad"/><draw:image xlink:href="./ObjectReplacements/OleObj4" xlink:type="simple" xlink:show="embed" xlink:actuate="onLoad"/></draw:frame></text:p>
      <text:p text:style-name="P3"/>
      <text:p text:style-name="P3"/>
      <text:p text:style-name="P3"/>
      <text:p text:style-name="P3"/>
      <text:p text:style-name="P3"><text:soft-page-break/></text:p>
      <text:p text:style-name="P3"/>
      <text:p text:style-name="P3"/>
      <text:p text:style-name="P3"/>
      <text:p text:style-name="P3"/>
      <text:p text:style-name="P47"/>
      <text:p text:style-name="P25"><text:span text:style-name="T4">[UC01]</text:span><text:span text:style-name="T13"> Gerenciar Turmas</text:span></text:p>
      <table:table table:name="Tabela3" table:style-name="Tabela3">
        <table:table-column table:style-name="Tabela3.A"/>
        <table:table-column table:style-name="Tabela3.B"/>
        <table:table-row>
          <table:table-cell table:style-name="Tabela3.A1" office:value-type="string">
            <text:p text:style-name="P6">Ator(es):</text:p>
          </table:table-cell>
          <table:table-cell table:style-name="Tabela3.B1" office:value-type="string">
            <text:p text:style-name="P10">Funcionários</text:p>
          </table:table-cell>
        </table:table-row>
      </table:table>
      <text:p text:style-name="P48"/>
      <text:p text:style-name="P32"><text:span text:style-name="T4">Descrição: </text:span><text:span text:style-name="T12">Funcionário efetua cadastro de determinada turma no sistema.</text:span></text:p>
      <text:p text:style-name="P32"><text:span text:style-name="T4">Pré-condições: </text:span><text:span text:style-name="T12">Turma não estar cadastrada ainda.</text:span></text:p>
      <text:p text:style-name="P32"><text:span text:style-name="T4">Pós-condições: </text:span><text:span text:style-name="T12">Turma estar cadastrada pronta para ser inserida os alunos.</text:span></text:p>
      <text:p text:style-name="P33"/>
      <text:p text:style-name="P34">Fluxo principal</text:p>
      <text:p text:style-name="P34"/>
      <text:list xml:id="list19007620111" text:style-name="WW8Num36">
        <text:list-item>
          <text:p text:style-name="P50"><text:s/>Usuário seleciona o botão Cadastrar Turma no menu do sistema.</text:p>
          <text:p text:style-name="P50"/>
        </text:list-item>
        <text:list-item>
          <text:p text:style-name="P50"><text:s text:c="2"/>O sistema retorna uma tela com o formulário para o cadastro de turma.</text:p>
          <text:p text:style-name="P50"/>
        </text:list-item>
        <text:list-item>
          <text:p text:style-name="P50"><text:s text:c="2"/>Usuário preenche os campos do formulário. <text:s/></text:p>
          <text:p text:style-name="P50"/>
        </text:list-item>
        <text:list-item>
          <text:p text:style-name="P50"><text:s text:c="2"/>Usuário conclui o cadastro selecionando o botão Concluir Cadastro.</text:p>
          <text:p text:style-name="P50"/>
        </text:list-item>
        <text:list-item>
          <text:p text:style-name="P50"><text:s/>Sistema retorna mensagem : Cadastro de turmas concluído. </text:p>
        </text:list-item>
      </text:list>
      <text:p text:style-name="P64"/>
      <text:list xml:id="list19007620112" text:style-name="L1">
        <text:list-header>
          <text:p text:style-name="P52"/>
        </text:list-header>
      </text:list>
      <text:p text:style-name="P34">Fluxos alternativos</text:p>
      <text:p text:style-name="P45">[FA 001]</text:p>
      <text:p text:style-name="P45"/>
      <text:list xml:id="list550897075" text:style-name="WW8Num24">
        <text:list-header>
          <text:p text:style-name="P51">1.3 Sistema disponibiliza ao usuário botões com as opções para alteração, exclusão ou consulta.</text:p>
          <text:p text:style-name="P51"/>
          <text:p text:style-name="P51">1.3.1. Usuário seleciona a opção desejada.</text:p>
          <text:p text:style-name="P51"/>
          <text:p text:style-name="P51">1.3.2. Sistema disponibiliza campo para preenchimento da identificação do turma</text:p>
          <text:p text:style-name="P51"/>
          <text:p text:style-name="P51">1.3.3. Usuário informa a identificação do turma.</text:p>
          <text:p text:style-name="P51"/>
          <text:p text:style-name="P51">1.3.3.1. Se for uma consulta o sistema informa os dados da turma procurada</text:p>
          <text:p text:style-name="P51">somente.</text:p>
          <text:p text:style-name="P51"/>
          <text:p text:style-name="P51">1.3.3.2. Se for uma exclusão o sistema informa os dados e disponibiliza o botão para excluir turma.</text:p>
        </text:list-header>
      </text:list>
      <text:p text:style-name="Standard"/>
      <text:p text:style-name="Standard"/>
      <text:list xml:id="list552920275" text:continue-numbering="true" text:style-name="WW8Num24">
        <text:list-header>
          <text:p text:style-name="P51">1.3.3.3. Se for uma alteração o sistema disponibiliza ao usuário os campos <text:soft-page-break/>do formulário com os dados para serem alterados.</text:p>
          <text:p text:style-name="P51"/>
          <text:p text:style-name="P51">1.3.3.3.1. Usuário informa os dados atualizados.</text:p>
          <text:p text:style-name="P51"/>
          <text:p text:style-name="P51">1.3.3.3.2. Sistema disponibiliza um botão para Concluir alteração.</text:p>
        </text:list-header>
      </text:list>
      <text:p text:style-name="Standard"/>
      <text:p text:style-name="P16"/>
      <text:p text:style-name="Standard"><text:s text:c="12"/></text:p>
      <text:list xml:id="list2047862863" text:continue-numbering="true" text:style-name="WW8Num24">
        <text:list-header>
          <text:p text:style-name="P54"/>
        </text:list-header>
      </text:list>
      <text:p text:style-name="P46"/>
      <text:p text:style-name="P34">Fluxos de erro</text:p>
      <text:p text:style-name="P45">[FE 001]</text:p>
      <text:p text:style-name="P55"/>
      <text:p text:style-name="Standard"><text:s text:c="12"/>4.1 Se a turma já estiver cadastrado o programa exibe a mensagem :Turma já</text:p>
      <text:p text:style-name="Standard">cadastrada.</text:p>
      <text:p text:style-name="Standard"/>
      <text:p text:style-name="P45">[FE 002]</text:p>
      <text:p text:style-name="Standard"><text:s text:c="7"/></text:p>
      <text:p text:style-name="Standard"><text:s text:c="12"/>5.1 Se o formulário não estiver totalmente preenchido o sistema retorna mensagem : Campos não preenchidos.</text:p>
      <text:p text:style-name="P3"/>
      <text:p text:style-name="P3"/>
      <text:p text:style-name="P3"/>
      <text:p text:style-name="P3"/>
      <text:p text:style-name="P25"><text:span text:style-name="T4">[UC02]</text:span><text:span text:style-name="T13"> Gerenciar Alunos</text:span></text:p>
      <table:table table:name="Tabela4" table:style-name="Tabela4">
        <table:table-column table:style-name="Tabela4.A"/>
        <table:table-column table:style-name="Tabela4.B"/>
        <table:table-row>
          <table:table-cell table:style-name="Tabela4.A1" office:value-type="string">
            <text:p text:style-name="P6">Ator(es):</text:p>
          </table:table-cell>
          <table:table-cell table:style-name="Tabela4.B1" office:value-type="string">
            <text:p text:style-name="P10">Funcionários</text:p>
          </table:table-cell>
        </table:table-row>
      </table:table>
      <text:p text:style-name="P48"/>
      <text:p text:style-name="P32"><text:span text:style-name="T4">Descrição: </text:span><text:span text:style-name="T12">Funcionário efetua cadastro de determinado Aluno no sistema.</text:span></text:p>
      <text:p text:style-name="P32"><text:span text:style-name="T4">Pré-condições: </text:span><text:span text:style-name="T12"><text:s/>Aluno não estar cadastrada ainda.</text:span></text:p>
      <text:p text:style-name="P32"><text:span text:style-name="T4">Pós-condições: </text:span><text:span text:style-name="T12"><text:s/>Aluno estar cadastrado pronta para ser inserida nas turmas.</text:span></text:p>
      <text:p text:style-name="P56"/>
      <text:p text:style-name="P34"/>
      <text:p text:style-name="Standard"><text:s text:c="10"/>1. <text:s/>Usuário seleciona o botão Cadastrar Alunos no menu do sistema.</text:p>
      <text:list xml:id="list1911147862" text:continue-list="list19007620111" text:style-name="WW8Num36">
        <text:list-header>
          <text:p text:style-name="P50"/>
        </text:list-header>
      </text:list>
      <text:p text:style-name="Standard"><text:s text:c="10"/>2. <text:s/>O sistema retorna uma tela com o formulário para o cadastro de Alunos.</text:p>
      <text:list xml:id="list1951888305" text:continue-numbering="true" text:style-name="WW8Num36">
        <text:list-header>
          <text:p text:style-name="P50"/>
        </text:list-header>
      </text:list>
      <text:p text:style-name="Standard"><text:s text:c="10"/>3. <text:s/>Usuário preenche os campos do formulário. <text:s/></text:p>
      <text:list xml:id="list1797182968" text:continue-numbering="true" text:style-name="WW8Num36">
        <text:list-header>
          <text:p text:style-name="P50"/>
        </text:list-header>
      </text:list>
      <text:p text:style-name="Standard"><text:s text:c="10"/>4. <text:s/>Usuário conclui o cadastro selecionando o botão Concluir Cadastro.</text:p>
      <text:list xml:id="list510136695" text:continue-numbering="true" text:style-name="WW8Num36">
        <text:list-header>
          <text:p text:style-name="P50"/>
        </text:list-header>
      </text:list>
      <text:p text:style-name="Standard"><text:s text:c="10"/>5. Sistema retorna mensagem : Cadastro de Alunos concluído. </text:p>
      <text:p text:style-name="P64"/>
      <text:list xml:id="list1387392518" text:continue-list="list19007620112" text:style-name="L1">
        <text:list-header>
          <text:p text:style-name="P52"/>
        </text:list-header>
      </text:list>
      <text:p text:style-name="P34">Fluxos alternativos</text:p>
      <text:p text:style-name="P45">[FA 001]</text:p>
      <text:p text:style-name="P45"><text:soft-page-break/></text:p>
      <text:list xml:id="list681037183" text:continue-list="list2047862863" text:style-name="WW8Num24">
        <text:list-header>
          <text:p text:style-name="P51">1.3 Sistema disponibiliza ao usuário botões com as opções para alteração, exclusão ou consulta.</text:p>
          <text:p text:style-name="P51"/>
          <text:p text:style-name="P51">1.3.1. Usuário seleciona a opção desejada.</text:p>
          <text:p text:style-name="P51"/>
          <text:p text:style-name="P51">1.3.2. Sistema disponibiliza campo para preenchimento da identificação do Aluno</text:p>
          <text:p text:style-name="P51"/>
          <text:p text:style-name="P51">1.3.3. Usuário informa a identificação do Aluno</text:p>
          <text:p text:style-name="P51"/>
          <text:p text:style-name="P51">1.3.3.1. Se for uma consulta o sistema informa os dados do Aluno procurado</text:p>
          <text:p text:style-name="P51"/>
          <text:p text:style-name="P51">1.3.3.2. Se for uma exclusão o sistema informa os dados e disponibiliza o botão para excluir Aluno.</text:p>
        </text:list-header>
      </text:list>
      <text:p text:style-name="Standard"/>
      <text:p text:style-name="Standard"/>
      <text:list xml:id="list1188658328" text:continue-numbering="true" text:style-name="WW8Num24">
        <text:list-header>
          <text:p text:style-name="P51">1.3.3.3. Se for uma alteração o sistema disponibiliza ao usuário os campos do formulário com os dados para serem alterados.</text:p>
          <text:p text:style-name="P51"/>
          <text:p text:style-name="P51">1.3.3.3.1. Usuário informa os dados atualizados.</text:p>
          <text:p text:style-name="P51"/>
          <text:p text:style-name="P51">1.3.3.3.2. Sistema disponibiliza um botão para Concluir alteração.</text:p>
        </text:list-header>
      </text:list>
      <text:p text:style-name="Standard"/>
      <text:p text:style-name="P16"/>
      <text:p text:style-name="Standard"><text:s text:c="12"/></text:p>
      <text:list xml:id="list235611750" text:continue-numbering="true" text:style-name="WW8Num24">
        <text:list-header>
          <text:p text:style-name="P54"/>
        </text:list-header>
      </text:list>
      <text:p text:style-name="P46"/>
      <text:p text:style-name="P34">Fluxos de erro</text:p>
      <text:p text:style-name="P45">[FE 001]</text:p>
      <text:p text:style-name="P55"/>
      <text:p text:style-name="Standard"><text:s text:c="12"/>4.1 Se o Aluno já estiver cadastrado o programa exibe a mensagem :aluno já</text:p>
      <text:p text:style-name="Standard">cadastrado.</text:p>
      <text:p text:style-name="Standard"/>
      <text:p text:style-name="P45">[FE 002]</text:p>
      <text:p text:style-name="Standard"><text:s text:c="7"/></text:p>
      <text:p text:style-name="Standard"><text:s text:c="12"/>5.1 Se o formulário não estiver totalmente preenchido o sistema retorna mensagem : Campos não preenchidos.</text:p>
      <text:p text:style-name="P3"/>
      <text:p text:style-name="P49"/>
      <text:p text:style-name="P49"/>
      <text:p text:style-name="P49"/>
      <text:p text:style-name="P49"/>
      <text:p text:style-name="P25"><text:span text:style-name="T4">[UC03]</text:span><text:span text:style-name="T13"> Gerênciar Frequencia</text:span></text:p>
      <table:table table:name="Tabela5" table:style-name="Tabela5">
        <table:table-column table:style-name="Tabela5.A"/>
        <table:table-column table:style-name="Tabela5.B"/>
        <table:table-row>
          <table:table-cell table:style-name="Tabela5.A1" office:value-type="string">
            <text:p text:style-name="P6">Ator(es):</text:p>
          </table:table-cell>
          <table:table-cell table:style-name="Tabela5.B1" office:value-type="string">
            <text:p text:style-name="P10">Funcionários</text:p>
          </table:table-cell>
        </table:table-row>
      </table:table>
      <text:p text:style-name="P48"/>
      <text:p text:style-name="P48"/>
      <text:p text:style-name="P32"><text:span text:style-name="T4">Descrição: </text:span><text:span text:style-name="T12">Funcionário ter acesso a lista de presença dos Alunos no sistema.</text:span></text:p>
      <text:p text:style-name="P32"><text:soft-page-break/><text:span text:style-name="T4">Pré-condições: </text:span><text:span text:style-name="T12">Não ter Alunos cadastrados nas Turmas</text:span></text:p>
      <text:p text:style-name="P32"><text:span text:style-name="T4">Pós-condições: </text:span><text:span text:style-name="T12">Alunos estarem cadastrados pronta para ser marcado as frequencias.</text:span></text:p>
      <text:p text:style-name="P56"/>
      <text:p text:style-name="P48"/>
      <text:p text:style-name="P48"/>
      <text:p text:style-name="P48"/>
      <text:p text:style-name="P48"/>
      <text:p text:style-name="P48"/>
      <text:p text:style-name="P48"/>
      <text:p text:style-name="P34"/>
      <text:p text:style-name="Standard"><text:s text:c="10"/>1. Usuário seleciona o botão Cadastrar frequencia dos Alunos no menu do sistema.</text:p>
      <text:list xml:id="list1982430039" text:continue-list="list510136695" text:style-name="WW8Num36">
        <text:list-header>
          <text:p text:style-name="P50"/>
        </text:list-header>
      </text:list>
      <text:p text:style-name="Standard"><text:s text:c="10"/>2. <text:s/>O sistema retorna uma tela com o formulário para o cadastro de frequencia.</text:p>
      <text:list xml:id="list107780504" text:continue-numbering="true" text:style-name="WW8Num36">
        <text:list-header>
          <text:p text:style-name="P50"/>
        </text:list-header>
      </text:list>
      <text:p text:style-name="Standard"><text:s text:c="10"/>4. <text:s/>Usuário preenche a frequencia dos Alunos. <text:s/></text:p>
      <text:list xml:id="list1890826101" text:continue-numbering="true" text:style-name="WW8Num36">
        <text:list-header>
          <text:p text:style-name="P50"/>
        </text:list-header>
      </text:list>
      <text:p text:style-name="Standard"><text:s text:c="10"/>5. <text:s/>Usuário conclui o cadastro selecionando o botão Concluir frequencia dos <text:s text:c="4"/>Alunos.</text:p>
      <text:list xml:id="list1648843003" text:continue-numbering="true" text:style-name="WW8Num36">
        <text:list-header>
          <text:p text:style-name="P50"/>
        </text:list-header>
      </text:list>
      <text:p text:style-name="Standard"><text:s text:c="10"/>6. Sistema retorna mensagem : Cadastro de <text:s/>concluído. </text:p>
      <text:p text:style-name="P64"/>
      <text:list xml:id="list1126975922" text:continue-list="list1387392518" text:style-name="L1">
        <text:list-header>
          <text:p text:style-name="P52"/>
        </text:list-header>
      </text:list>
      <text:p text:style-name="P34">Fluxos alternativos</text:p>
      <text:p text:style-name="P45">[FA 001]</text:p>
      <text:p text:style-name="P45"/>
      <text:list xml:id="list647684173" text:continue-list="list235611750" text:style-name="WW8Num24">
        <text:list-header>
          <text:p text:style-name="P51">1.3 Sistema disponibiliza ao usuário botões com as opções para alteração, exclusão ou consulta.</text:p>
          <text:p text:style-name="P51"/>
          <text:p text:style-name="P51">1.3.1. Usuário seleciona a opção desejada.</text:p>
          <text:p text:style-name="P51"/>
          <text:p text:style-name="P51">1.3.2. Sistema disponibiliza campo para preenchimento da frequencia do Aluno.</text:p>
          <text:p text:style-name="P51"/>
          <text:p text:style-name="P51">1.3.3. Usuário informa a turma do Aluno.</text:p>
          <text:p text:style-name="P51"/>
          <text:p text:style-name="P51">1.3.3.1. Se for uma consulta o sistema informa os dados do turma procurada</text:p>
          <text:p text:style-name="P51"/>
          <text:p text:style-name="P51">1.3.3.2. Se for uma exclusão o sistema informa os dados e disponibiliza o botão para excluir presença deste aluno na aula.</text:p>
        </text:list-header>
      </text:list>
      <text:p text:style-name="Standard"/>
      <text:p text:style-name="Standard"/>
      <text:list xml:id="list1952435074" text:continue-numbering="true" text:style-name="WW8Num24">
        <text:list-header>
          <text:p text:style-name="P51">1.3.3.3. Se for uma alteração o sistema disponibiliza ao usuário os campos do formulário com os dados para serem alterados.</text:p>
          <text:p text:style-name="P51"/>
          <text:p text:style-name="P51">1.3.3.3.1. Usuário informa os dados atualizados.</text:p>
          <text:p text:style-name="P51"/>
          <text:p text:style-name="P51">1.3.3.3.2. Sistema disponibiliza um botão para Concluir alteração.</text:p>
        </text:list-header>
      </text:list>
      <text:p text:style-name="Standard"/>
      <text:p text:style-name="P16"/>
      <text:p text:style-name="Standard"><text:soft-page-break/><text:s text:c="12"/></text:p>
      <text:list xml:id="list416881080" text:continue-numbering="true" text:style-name="WW8Num24">
        <text:list-header>
          <text:p text:style-name="P54"/>
        </text:list-header>
      </text:list>
      <text:p text:style-name="P46"/>
      <text:p text:style-name="P34">Fluxos de erro</text:p>
      <text:p text:style-name="P45">[FE 001]</text:p>
      <text:p text:style-name="P55"/>
      <text:p text:style-name="Standard"><text:s text:c="12"/>4.1 Se o Aluno já estiver com presença no momento de colocar presença dele na turma o programa exibe a mensagem :aluno já está com presença cadastrada.</text:p>
      <text:p text:style-name="Standard"/>
      <text:p text:style-name="P45">[FE 002]</text:p>
      <text:p text:style-name="Standard"><text:s text:c="7"/></text:p>
      <text:p text:style-name="Standard"><text:s text:c="12"/>5.1 Se o formulário não estiver totalmente preenchido o sistema retorna mensagem : Campos não preenchidos.</text:p>
      <text:p text:style-name="P3"/>
      <text:p text:style-name="P49"/>
      <text:p text:style-name="P49"/>
      <text:p text:style-name="P49"/>
      <text:p text:style-name="P49"/>
      <text:p text:style-name="P49"/>
      <text:p text:style-name="P49"/>
      <text:p text:style-name="P49"/>
      <text:p text:style-name="P49"/>
      <text:p text:style-name="P49"/>
      <text:p text:style-name="P49"/>
      <text:p text:style-name="P49"/>
      <text:p text:style-name="P25"><text:span text:style-name="T4">[UC04]</text:span><text:span text:style-name="T13"> Relatórios dos Alunos</text:span></text:p>
      <table:table table:name="Tabela6" table:style-name="Tabela6">
        <table:table-column table:style-name="Tabela6.A"/>
        <table:table-column table:style-name="Tabela6.B"/>
        <table:table-row>
          <table:table-cell table:style-name="Tabela6.A1" office:value-type="string">
            <text:p text:style-name="P6">Ator(es):</text:p>
          </table:table-cell>
          <table:table-cell table:style-name="Tabela6.B1" office:value-type="string">
            <text:p text:style-name="P10">Funcionários</text:p>
          </table:table-cell>
        </table:table-row>
      </table:table>
      <text:p text:style-name="P48"/>
      <text:p text:style-name="P32"><text:span text:style-name="T4">Descrição: </text:span><text:span text:style-name="T12">Permite que o funcionário gere relatórios dos Alunos.</text:span></text:p>
      <text:p text:style-name="P32"><text:span text:style-name="T4">Pré-condições: </text:span><text:span text:style-name="T12">Ter acesso a esse campo relatórios de Alunos.</text:span></text:p>
      <text:p text:style-name="P32"><text:span text:style-name="T4">Pós-condições: </text:span><text:span text:style-name="T12">Ter Alunos disponíveis para serem listados no sistema</text:span></text:p>
      <text:p text:style-name="P33"/>
      <text:p text:style-name="P34"/>
      <text:p text:style-name="Standard"><text:s text:c="10"/>1. Usuário seleciona no menu o botão relatórios de Alunos.</text:p>
      <text:list xml:id="list196022965" text:continue-list="list1648843003" text:style-name="WW8Num36">
        <text:list-header>
          <text:p text:style-name="P50"/>
        </text:list-header>
      </text:list>
      <text:p text:style-name="Standard"><text:s text:c="10"/>2. <text:s/>O sistema requisita uma data um período.</text:p>
      <text:list xml:id="list1691944901" text:continue-numbering="true" text:style-name="WW8Num36">
        <text:list-header>
          <text:p text:style-name="P50"/>
        </text:list-header>
      </text:list>
      <text:p text:style-name="Standard"><text:s text:c="10"/>3. <text:s/>Usuário informa ao sistema o período e a data desejada.</text:p>
      <text:list xml:id="list1045877046" text:continue-numbering="true" text:style-name="WW8Num36">
        <text:list-header>
          <text:p text:style-name="P50"/>
        </text:list-header>
      </text:list>
      <text:p text:style-name="Standard"><text:s text:c="10"/>4. Sistema retorna com o relatórios dos Alunos.</text:p>
      <text:p text:style-name="P64"/>
      <text:list xml:id="list2039820745" text:continue-list="list1126975922" text:style-name="L1">
        <text:list-header>
          <text:p text:style-name="P52"/>
        </text:list-header>
      </text:list>
      <text:p text:style-name="P34">Fluxos alternativos</text:p>
      <text:p text:style-name="P45"><text:soft-page-break/>[FA 001]</text:p>
      <text:p text:style-name="P45"/>
      <text:list xml:id="list740861986" text:continue-list="list416881080" text:style-name="WW8Num24">
        <text:list-header>
          <text:p text:style-name="P51">4.1 Usuário cancela a visualização do relatório de Alunos selecionando o botão Cancelar visualização.</text:p>
        </text:list-header>
      </text:list>
      <text:p text:style-name="P16"/>
      <text:p text:style-name="Standard"><text:s text:c="12"/></text:p>
      <text:list xml:id="list1572079575" text:continue-numbering="true" text:style-name="WW8Num24">
        <text:list-header>
          <text:p text:style-name="P54"/>
        </text:list-header>
      </text:list>
      <text:p text:style-name="P46"/>
      <text:p text:style-name="P46"/>
      <text:p text:style-name="P46"/>
      <text:p text:style-name="P46"/>
      <text:p text:style-name="P34">Fluxos de erro</text:p>
      <text:p text:style-name="P45">[FE 001]</text:p>
      <text:p text:style-name="P55"/>
      <text:p text:style-name="Standard"><text:s text:c="13"/>1.1 Se <text:s/>não estiver cadastrado o sistema nenhum Aluno</text:p>
      <text:p text:style-name="Standard"/>
      <text:p text:style-name="P45">[FE 002]</text:p>
      <text:p text:style-name="P45"/>
      <text:p text:style-name="Standard"><text:s text:c="7"/><text:span text:style-name="T1"><text:s text:c="7"/>2.1 Se for informada uma data invalida o sistema informa ao usuário.</text:span></text:p>
      <text:p text:style-name="P49"/>
      <text:p text:style-name="P49"/>
      <text:p text:style-name="P49"/>
      <text:p text:style-name="P49"/>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Arial" svg:font-family="Arial"/>
    <style:font-face style:name="Arial Black" svg:font-family="'Arial Black'"/>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illing_20_instruction" style:display-name="Filling instruction" style:family="paragraph" style:parent-style-name="Standard" style:next-style-name="Standard">
      <style:text-properties fo:color="#0000ff"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6-13T22:29:17</dc:date>
    <dc:creator>DANIELE LIMA</dc:creator>
    <meta:editing-duration>PT01H10M50S</meta:editing-duration>
    <meta:editing-cycles>12</meta:editing-cycles>
    <meta:generator>BrOffice.org/3.2$Linux OpenOffice.org_project/320m12$Build-9483</meta:generator>
    <meta:document-statistic meta:table-count="6" meta:image-count="0" meta:object-count="4" meta:page-count="13" meta:paragraph-count="204" meta:word-count="1908" meta:character-count="12358"/>
  </office:meta>
</office:document-meta>
</file>